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3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HELPLESSNESS OF HEZEKIAH (32:1-22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HELPLESSNESS OF HEZEKIAH (32:1-22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lan (32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reparations (32:3-8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preparations (32:3-8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reinforcements (32:3-5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reassurance (32:6-8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HELPLESSNESS OF HEZEKIAH (32:1-22):<text:s text:c="1"/></text:span><text:span text:style-name="a472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plan (32:1-2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preparations (32:3-8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scorn (32:9-19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supplication (32:20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salvation (32:21-22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2 CHRONICLES 32<text:s text:c="1"/>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THE HELPLESSNESS OF HEZEKIAH (32:1-2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THE HEALING OF HEZEKIAH (32:24-26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THE HEALING OF HEZEKIAH (32:24-26):<text:s text:c="1"/></text:span><text:span text:style-name="a511" text:class-names=""/></text:p>
          </draw:text-box>
          <svg:title/>
          <svg:desc/>
        </draw:frame>
        <draw:frame draw:id="id94" presentation:style-name="a529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Hezekiah becomes deathly ill and cries out to the Lord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Lord heals him,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Hezekiah becomes very proud,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Hezekiah repents of his pride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7" draw:style-name="a530" draw:master-page-name="Master1-Layout12-tx-Title-and-Text" presentation:presentation-page-layout-name="Master1-PPL12" draw:id="Slide-262">
        <draw:frame draw:id="id95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2 CHRONICLES 32<text:s text:c="1"/></text:span><text:span text:style-name="a532" text:class-names=""/></text:p>
          </draw:text-box>
          <svg:title/>
          <svg:desc/>
        </draw:frame>
        <draw:frame draw:id="id96" presentation:style-name="a547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THE HELPLESSNESS OF HEZEKIAH (32:1-22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THE HEALING OF HEZEKIAH (32:24-26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THE HONOR OF HEZEKIAH (32:23, 27-33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32 </dc:title>
    <meta:initial-creator>David STRICKLAND</meta:initial-creator>
    <dc:creator>David STRICKLAND</dc:creator>
    <meta:creation-date>2020-02-22T19:24:30Z</meta:creation-date>
    <dc:date>2020-02-22T19:24:30Z</dc:date>
    <meta:template xlink:href="BibleStudy" xlink:type="simple"/>
    <meta:editing-cycles>1</meta:editing-cycles>
    <meta:editing-duration>PT0S</meta:editing-duration>
    <meta:document-statistic meta:paragraph-count="26" meta:word-count="165"/>
  </office:meta>
</office:document-meta>
</file>